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tlas Grotesk" svg:font-family="'Atlas Grotesk', sans-serif"/>
    <style:font-face style:name="Lohit Devanagari1" svg:font-family="'Lohit Devanagari'"/>
    <style:font-face style:name="Roboto Mono" svg:font-family="'Roboto Mono', Monaco, Consolas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0750" officeooo:paragraph-rsid="001f0750"/>
    </style:style>
    <style:style style:name="P2" style:family="paragraph" style:parent-style-name="Standard">
      <style:text-properties fo:font-weight="bold" officeooo:rsid="001f0750" officeooo:paragraph-rsid="001f0750" style:font-weight-asian="bold" style:font-weight-complex="bold"/>
    </style:style>
    <style:style style:name="P3" style:family="paragraph" style:parent-style-name="Standard">
      <style:text-properties officeooo:rsid="002090f7" officeooo:paragraph-rsid="002090f7"/>
    </style:style>
    <style:style style:name="P4" style:family="paragraph" style:parent-style-name="Standard">
      <style:text-properties officeooo:rsid="002240d5" officeooo:paragraph-rsid="002240d5"/>
    </style:style>
    <style:style style:name="P5" style:family="paragraph" style:parent-style-name="Standard">
      <style:text-properties officeooo:rsid="0024761a" officeooo:paragraph-rsid="0024761a"/>
    </style:style>
    <style:style style:name="P6" style:family="paragraph" style:parent-style-name="Standard">
      <style:text-properties officeooo:rsid="0027fa4c" officeooo:paragraph-rsid="0027fa4c"/>
    </style:style>
    <style:style style:name="P7" style:family="paragraph" style:parent-style-name="Standard">
      <style:text-properties officeooo:rsid="002b1a54" officeooo:paragraph-rsid="002b1a5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PORT</text:p>
      <text:p text:style-name="P1"/>
      <text:p text:style-name="P3">NaiveBayes:</text:p>
      <text:p text:style-name="P3"/>
      <text:p text:style-name="P4">Part(a)</text:p>
      <text:p text:style-name="P4"/>
      <text:p text:style-name="P4">Part(b)</text:p>
      <text:p text:style-name="P4"/>
      <text:p text:style-name="P4">Part(c)</text:p>
      <text:p text:style-name="P4"/>
      <text:p text:style-name="P4">Part(d)</text:p>
      <text:p text:style-name="P6">Time Taken for loading data 13.486944437026978</text:p>
      <text:p text:style-name="P6">Stemming Start</text:p>
      <text:p text:style-name="P6">Stemming Done</text:p>
      <text:p text:style-name="P6">Time taken for Stemming <text:s/>1359.182552576065</text:p>
      <text:p text:style-name="P6">[80291.0, 43543.0, 58713.0, 117594.0, 234731.0]</text:p>
      <text:p text:style-name="P6">[[ 59552 <text:s/>12171 <text:s text:c="2"/>4381 <text:s text:c="2"/>2378 <text:s text:c="2"/>1809]</text:p>
      <text:p text:style-name="P6"><text:s/>[ 11859 <text:s/>14061 <text:s/>10107 <text:s text:c="2"/>5703 <text:s text:c="2"/>1813]</text:p>
      <text:p text:style-name="P6"><text:s/>[ <text:s/>6270 <text:s text:c="2"/>4002 <text:s/>23248 <text:s/>20315 <text:s text:c="2"/>4878]</text:p>
      <text:p text:style-name="P6"><text:s/>[ <text:s/>4965 <text:s text:c="2"/>1534 <text:s text:c="2"/>4916 <text:s/>77445 <text:s/>28734]</text:p>
      <text:p text:style-name="P6"><text:s/>[ 11515 <text:s text:c="3"/>706 <text:s text:c="2"/>1705 <text:s/>52581 168224]]</text:p>
      <text:p text:style-name="P6">Training Set accuracy 64.03962069429695</text:p>
      <text:p text:style-name="P6">[[14664 <text:s/>3245 <text:s/>1114 <text:s text:c="2"/>624 <text:s text:c="2"/>522]</text:p>
      <text:p text:style-name="P6"><text:s/>[ 3104 <text:s/>2748 <text:s/>2966 <text:s/>1478 <text:s text:c="2"/>542]</text:p>
      <text:p text:style-name="P6"><text:s/>[ 1550 <text:s/>1311 <text:s/>4469 <text:s/>5954 <text:s/>1247]</text:p>
      <text:p text:style-name="P6"><text:s/>[ 1216 <text:s text:c="2"/>482 <text:s/>1951 17809 <text:s/>7900]</text:p>
      <text:p text:style-name="P6"><text:s/>[ 3130 <text:s text:c="2"/>244 <text:s text:c="2"/>484 14395 40569]]</text:p>
      <text:p text:style-name="P6">Test Set accuracy 60.02108915777981</text:p>
      <text:p text:style-name="P4"/>
      <text:p text:style-name="P4">Part(e)</text:p>
      <text:p text:style-name="P7">bi-grams</text:p>
      <text:p text:style-name="P7">Time Taken for loading data 7.9173266887664795</text:p>
      <text:p text:style-name="P7">Bigramming Started Start</text:p>
      <text:p text:style-name="P7"/>
      <text:p text:style-name="P7">Bigramming Done</text:p>
      <text:p text:style-name="P7">Time taken for Bigraming <text:s/>61.18964767456055</text:p>
      <text:p text:style-name="P7"/>
      <text:p text:style-name="P7">[80291.0, 43543.0, 58713.0, 117594.0, 234731.0]</text:p>
      <text:p text:style-name="P7">[0.15011255029240642, 0.08140826216365785, 0.10977018800759808, 0.21985446985446985, 0.43885452968186783]</text:p>
      <text:p text:style-name="P7"/>
      <text:p text:style-name="P7">[[ 74183 <text:s text:c="3"/>993 <text:s text:c="2"/>1758 <text:s text:c="2"/>2598 <text:s text:c="3"/>759]</text:p>
      <text:p text:style-name="P7"><text:s/>[ 11198 <text:s/>21131 <text:s text:c="2"/>2293 <text:s text:c="2"/>7515 <text:s text:c="2"/>1406]</text:p>
      <text:p text:style-name="P7"><text:s/>[ <text:s/>4925 <text:s text:c="3"/>101 <text:s/>34327 <text:s/>15542 <text:s text:c="2"/>3818]</text:p>
      <text:p text:style-name="P7"><text:s/>[ <text:s/>2233 <text:s text:c="4"/>25 <text:s text:c="4"/>98 <text:s/>95751 <text:s/>19487]</text:p>
      <text:p text:style-name="P7"><text:s/>[ <text:s/>2205 <text:s text:c="4"/>54 <text:s text:c="3"/>260 <text:s/>12130 220082]]</text:p>
      <text:p text:style-name="P7"/>
      <text:p text:style-name="P7">Training Set accuracy 83.28609461702987</text:p>
      <text:p text:style-name="P7"/>
      <text:p text:style-name="P7"/>
      <text:p text:style-name="P7"/>
      <text:p text:style-name="P7"/>
      <text:p text:style-name="P7"><text:soft-page-break/></text:p>
      <text:p text:style-name="P7">[[16846 <text:s/>1063 <text:s text:c="2"/>799 <text:s/>1014 <text:s text:c="2"/>447]</text:p>
      <text:p text:style-name="P7"><text:s/>[ 4224 <text:s text:c="2"/>968 <text:s/>2160 <text:s/>2998 <text:s text:c="2"/>488]</text:p>
      <text:p text:style-name="P7"><text:s/>[ 1743 <text:s text:c="2"/>285 <text:s/>2163 <text:s/>9123 <text:s/>1217]</text:p>
      <text:p text:style-name="P7"><text:s/>[ <text:s/>802 <text:s text:c="3"/>69 <text:s text:c="2"/>478 18411 <text:s/>9598]</text:p>
      <text:p text:style-name="P7"><text:s/>[ 1316 <text:s text:c="3"/>68 <text:s text:c="2"/>195 10088 47155]]</text:p>
      <text:p text:style-name="P7"/>
      <text:p text:style-name="P7">Test Set accuracy 63.97268879283268</text:p>
      <text:p text:style-name="P7"/>
      <text:p text:style-name="P5">Part(f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tlas Grotesk" svg:font-family="'Atlas Grotesk', sans-serif"/>
    <style:font-face style:name="Lohit Devanagari1" svg:font-family="'Lohit Devanagari'"/>
    <style:font-face style:name="Roboto Mono" svg:font-family="'Roboto Mono', Monaco, Consolas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5:08:21.745266722</meta:creation-date>
    <dc:date>2019-03-12T22:26:11.210669240</dc:date>
    <meta:editing-duration>PT36M27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2" meta:paragraph-count="44" meta:word-count="189" meta:character-count="1351" meta:non-whitespace-character-count="1058"/>
  </office:meta>
</office:document-meta>
</file>